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0bb6" officeooo:paragraph-rsid="00100bb6"/>
    </style:style>
    <style:style style:name="P2" style:family="paragraph" style:parent-style-name="Standard">
      <style:text-properties officeooo:rsid="0010433b" officeooo:paragraph-rsid="0010433b"/>
    </style:style>
    <style:style style:name="P3" style:family="paragraph" style:parent-style-name="Standard">
      <style:text-properties fo:font-weight="bold" officeooo:rsid="0010433b" officeooo:paragraph-rsid="0010433b" style:font-weight-asian="bold" style:font-weight-complex="bold"/>
    </style:style>
    <style:style style:name="P4" style:family="paragraph" style:parent-style-name="Standard">
      <style:text-properties fo:font-weight="bold" officeooo:rsid="00100bb6" officeooo:paragraph-rsid="00100bb6" style:font-weight-asian="bold" style:font-weight-complex="bold"/>
    </style:style>
    <style:style style:name="P5" style:family="paragraph" style:parent-style-name="Table_20_Contents">
      <style:text-properties officeooo:rsid="00100bb6" officeooo:paragraph-rsid="00100bb6"/>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1177a"/>
    </style:style>
    <style:style style:name="T4" style:family="text">
      <style:text-properties officeooo:rsid="001166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49<text:span text:style-name="T3">5</text:span>0 </text:p>
      <text:p text:style-name="P1">Directed Study </text:p>
      <text:p text:style-name="P1">Dr. Maier</text:p>
      <text:p text:style-name="P1">Summer 2014</text:p>
      <text:p text:style-name="P1"/>
      <text:p text:style-name="P1"><text:span text:style-name="T2">Description:</text:span> Symbolic programming will be explored using Lisp. A lisp interpreter will be written based off of a Scheme interpreter to illustrate the differences between a minimal language and a more complicated language. The idea of manipulating a program itself as data will be explored, as Lisp supports a full macro system, whereas Scheme does not. <text:s/>Certain features may be implemented in the interpreter such as lazy evaluation for example, which influences data structure design, control flow, and performance. Grading will be based on the level of completeness demonstrated by the interpreter. The interpreter should also be of a modular design allowing efficient integration of new features without requiring extensive re-writing of existing functions.</text:p>
      <text:p text:style-name="P1"/>
      <text:p text:style-name="P3">Text:</text:p>
      <text:p text:style-name="P2"><text:tab/><text:span text:style-name="T1">Paradigms of A.I. Programming: Case Studies in Common Lisp </text:span></text:p>
      <text:p text:style-name="P2"><text:tab/><text:tab/>Peter Norvig </text:p>
      <text:p text:style-name="P1"/>
      <text:p text:style-name="P4">Grading Rubric:</text:p>
      <text:p text:style-name="P1"/>
      <table:table table:name="Table1" table:style-name="Table1">
        <table:table-column table:style-name="Table1.A" table:number-columns-repeated="2"/>
        <table:table-row>
          <table:table-cell table:style-name="Table1.A1" office:value-type="string">
            <text:p text:style-name="P5">A</text:p>
          </table:table-cell>
          <table:table-cell table:style-name="Table1.B1" office:value-type="string">
            <text:p text:style-name="P5">The interpreter supports many built in functions, with the option of reading in and evaluating a file from the terminal environment. May support advanced language features such as a macro system, lazy evaluation <text:span text:style-name="T3">or tail-recursion</text:span>. CLOS support may be present.</text:p>
          </table:table-cell>
        </table:table-row>
        <table:table-row>
          <table:table-cell table:style-name="Table1.A2" office:value-type="string">
            <text:p text:style-name="P5">B</text:p>
          </table:table-cell>
          <table:table-cell table:style-name="Table1.B2" office:value-type="string">
            <text:p text:style-name="P5">The interpreter is able to function as a REPL allowing a user to define many functions and call them later. <text:span text:style-name="T4">Some macro functionality may be present. </text:span></text:p>
          </table:table-cell>
        </table:table-row>
        <table:table-row>
          <table:table-cell table:style-name="Table1.A2" office:value-type="string">
            <text:p text:style-name="P5">C</text:p>
          </table:table-cell>
          <table:table-cell table:style-name="Table1.B2" office:value-type="string">
            <text:p text:style-name="P5">The interpreter is able to evaluate any given basic lisp expression, such as basic arithmetic, without any support from built in functions such as list, car, cons etc. <text:s/></text:p>
          </table:table-cell>
        </table:table-row>
        <table:table-row>
          <table:table-cell table:style-name="Table1.A2" office:value-type="string">
            <text:p text:style-name="P5">F</text:p>
          </table:table-cell>
          <table:table-cell table:style-name="Table1.B2" office:value-type="string">
            <text:p text:style-name="Table_20_Contents"/>
          </table:table-cell>
        </table:table-row>
      </table:table>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meta:initial-creator>
    <meta:creation-date>2014-04-04T17:13:52.992933888</meta:creation-date>
    <dc:date>2014-04-07T19:57:12.731201672</dc:date>
    <dc:creator>Nicholas </dc:creator>
    <meta:editing-duration>P3DT2H30M53S</meta:editing-duration>
    <meta:editing-cycles>4</meta:editing-cycles>
    <meta:generator>LibreOffice/4.1.3.2$Linux_X86_64 LibreOffice_project/410m0$Build-2</meta:generator>
    <meta:document-statistic meta:table-count="1" meta:image-count="0" meta:object-count="0" meta:page-count="1" meta:paragraph-count="17" meta:word-count="234" meta:character-count="1483" meta:non-whitespace-character-count="1252"/>
  </office:meta>
</office:document-meta>
</file>